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font-style="normal" fo:font-weight="bold" officeooo:rsid="001d72dd" officeooo:paragraph-rsid="001d72d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e1312" officeooo:paragraph-rsid="001e131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master-page-name="First_20_Page">
      <loext:graphic-properties draw:fill="none"/>
      <style:paragraph-properties fo:margin-left="0.6866in" fo:margin-right="0.4366in" fo:text-indent="0in" style:auto-text-indent="false" style:page-number="auto" fo:background-color="transparent"/>
    </style:style>
    <style:style style:name="P8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weight="bold" officeooo:rsid="001bf043" officeooo:paragraph-rsid="001bf04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6866in" fo:margin-right="0.4366in" fo:text-align="center" style:justify-single-word="false" fo:text-indent="0in" style:auto-text-indent="false" fo:background-color="transparent"/>
      <style:text-properties fo:font-size="20pt" fo:font-weight="bold" officeooo:rsid="001bf043" officeooo:paragraph-rsid="001bf043" style:font-size-asian="20pt" style:font-weight-asian="bold" style:font-size-complex="20pt" style:font-weight-complex="bold"/>
    </style:style>
    <style:style style:name="P10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bf043" officeooo:paragraph-rsid="001bf043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d72dd" officeooo:paragraph-rsid="001d72dd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officeooo:paragraph-rsid="001bf043"/>
    </style:style>
    <style:style style:name="P13" style:family="paragraph" style:parent-style-name="Standard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4pt" fo:font-weight="bold" officeooo:rsid="001d72dd" officeooo:paragraph-rsid="001d72dd" style:font-size-asian="12.25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2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bold" officeooo:rsid="001d72dd" officeooo:paragraph-rsid="001d72d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2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 style:master-page-name="">
      <loext:graphic-properties draw:fill="none"/>
      <style:paragraph-properties fo:margin-left="1.3752in" fo:margin-right="0.5in" fo:text-align="start" style:justify-single-word="false" fo:text-indent="-0.25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loext:graphic-properties draw:fill="none"/>
      <style:paragraph-properties fo:margin-left="1.3752in" fo:margin-right="0.5in" fo:text-align="start" style:justify-single-word="false" fo:text-indent="-0.25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1.3752in" fo:margin-right="0.5in" fo:text-align="start" style:justify-single-word="false" fo:text-indent="-0.25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6866in" fo:margin-right="0.5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bf0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officeooo:rsid="001bf043" style:font-size-asian="12.25pt" style:font-weight-asian="bold" style:font-size-complex="14pt" style:font-weight-complex="bold"/>
    </style:style>
    <style:style style:name="T4" style:family="text">
      <style:text-properties fo:font-size="14pt" fo:font-weight="normal" officeooo:rsid="001bf043" style:font-size-asian="12.25pt" style:font-weight-asian="normal" style:font-size-complex="14pt" style:font-weight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1312" style:font-weight-asian="bold" style:font-weight-complex="bold"/>
    </style:style>
    <style:style style:name="T9" style:family="text">
      <style:text-properties fo:font-weight="bold" officeooo:rsid="001f928b" style:font-weight-asian="bold" style:font-weight-complex="bold"/>
    </style:style>
    <style:style style:name="T10" style:family="text">
      <style:text-properties officeooo:rsid="001e13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91in" fo:text-indent="-0.25in" fo:margin-left="1.67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91in" fo:text-indent="-0.25in" fo:margin-left="1.92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791in" fo:text-indent="-0.25in" fo:margin-left="2.17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291in" fo:text-indent="-0.25in" fo:margin-left="2.42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791in" fo:text-indent="-0.25in" fo:margin-left="2.67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291in" fo:text-indent="-0.25in" fo:margin-left="2.92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91in" fo:text-indent="-0.25in" fo:margin-left="3.17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291in" fo:text-indent="-0.25in" fo:margin-left="3.42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791in" fo:text-indent="-0.25in" fo:margin-left="3.67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291in" fo:text-indent="-0.25in" fo:margin-left="3.929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2in" fo:text-indent="-0.25in" fo:margin-left="1.3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92in" fo:text-indent="-0.25in" fo:margin-left="1.6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992in" fo:text-indent="-0.25in" fo:margin-left="1.8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492in" fo:text-indent="-0.25in" fo:margin-left="2.1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992in" fo:text-indent="-0.25in" fo:margin-left="2.3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492in" fo:text-indent="-0.25in" fo:margin-left="2.6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992in" fo:text-indent="-0.25in" fo:margin-left="2.8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492in" fo:text-indent="-0.25in" fo:margin-left="3.1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992in" fo:text-indent="-0.25in" fo:margin-left="3.3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492in" fo:text-indent="-0.25in" fo:margin-left="3.649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01in" fo:text-indent="-0.25in" fo:margin-left="3.27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01in" fo:text-indent="-0.25in" fo:margin-left="3.520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Konnor Rogers</text:p>
      <text:p text:style-name="P10">Contact Info:</text:p>
      <text:p text:style-name="P12"><text:span text:style-name="T3"><text:s text:c="2"/></text:span><text:span text:style-name="T4">Email: </text:span><text:a xlink:type="simple" xlink:href="mailto:konnor7414@gmail.com" text:style-name="Internet_20_link" text:visited-style-name="Visited_20_Internet_20_Link"><text:span text:style-name="T4">konnor7414@gmail.com</text:span></text:a></text:p>
      <text:p text:style-name="P12"><text:span text:style-name="T4"><text:s text:c="2"/>Phone #: 401-426-9151</text:span></text:p>
      <text:p text:style-name="P12"><text:span text:style-name="T4"><text:s text:c="2"/>Location: Providence, RI</text:span></text:p>
      <text:p text:style-name="P8"><text:span text:style-name="T5">Helpful Links:</text:span></text:p>
      <text:p text:style-name="P12"><text:span text:style-name="T3"><text:s text:c="2"/></text:span><text:span text:style-name="T4">Projects: </text:span><text:a xlink:type="simple" xlink:href="https://github.com/paramagicdev" text:style-name="Internet_20_link" text:visited-style-name="Visited_20_Internet_20_Link"><text:span text:style-name="T4">https://github.com/paramagicdev</text:span></text:a></text:p>
      <text:p text:style-name="P12"><text:span text:style-name="T4"><text:s text:c="2"/>Portfolio: </text:span><text:a xlink:type="simple" xlink:href="https://paramagicdev.github.io/portfolio" text:style-name="Internet_20_link" text:visited-style-name="Visited_20_Internet_20_Link"><text:span text:style-name="T4">https://paramagicdev.github.io/portfolio</text:span></text:a><text:span text:style-name="T1">\</text:span></text:p>
      <text:p text:style-name="P12"/>
      <text:p text:style-name="P11">Work Experience:</text:p>
      <text:p text:style-name="P11"><text:s text:c="2"/><text:span text:style-name="T6">Lifeline / Fallon EMS:</text:span></text:p>
      <text:list xml:id="list877444439" text:style-name="L2">
        <text:list-item>
          <text:p text:style-name="P1">Title<text:span text:style-name="T2">: Paramedic </text:span>| Location: <text:span text:style-name="T2">Woburn, MA | </text:span>Dates: <text:span text:style-name="T2">April 2018 – Present</text:span></text:p>
        </text:list-item>
        <text:list-item>
          <text:p text:style-name="P1">Responsibilities:</text:p>
          <text:p text:style-name="P19">- Provide appropriate medical care in accordance with Massachusetts OEMS protocols to all patients, appropriately document all care provided, and check all equipment prior to shift.</text:p>
        </text:list-item>
      </text:list>
      <text:p text:style-name="P2"/>
      <text:p text:style-name="P13"><text:span text:style-name="T6"><text:s text:c="2"/>US Army Reservers:</text:span></text:p>
      <text:list xml:id="list182533146069115" text:continue-numbering="true" text:style-name="L2">
        <text:list-item>
          <text:p text:style-name="P1">Title<text:span text:style-name="T2">: Combat medic </text:span>| Location: <text:span text:style-name="T2">Taunton, MA | </text:span>Dates:<text:span text:style-name="T2"> December 2012 – Present</text:span></text:p>
        </text:list-item>
        <text:list-item>
          <text:p text:style-name="P1">Responsibilities:</text:p>
          <text:p text:style-name="P15"><text:s text:c="16"/>- Be accountable for myself and my fellow soliders. Perform all tasks in a military manner.</text:p>
          <text:list>
            <text:list-item>
              <text:list>
                <text:list-item>
                  <text:list>
                    <text:list-header>
                      <text:p text:style-name="P17"><text:s text:c="18"/>Provide appropriate care to fellow injured and ill soldiers in all environments.</text:p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p text:style-name="P13"><text:span text:style-name="T6"><text:s text:c="2"/>Stat / Southcoast EMS:</text:span></text:p>
      <text:list xml:id="list182532463791470" text:continue-numbering="true" text:style-name="L2">
        <text:list-item>
          <text:p text:style-name="P1">Title<text:span text:style-name="T2">: Paramedic </text:span>| Location: <text:span text:style-name="T2">Dartmouth, MA | </text:span>Dates:<text:span text:style-name="T2"> February 2015 – April 2018</text:span></text:p>
        </text:list-item>
        <text:list-item>
          <text:p text:style-name="P1">Responsibilities:</text:p>
          <text:p text:style-name="P20">- Provide appropriate medical care in accordance with Rhode Island and Massachusetts OEMS protocols to all patients, appropriately document all care provided, and check all equipment prior to shift.</text:p>
        </text:list-item>
      </text:list>
      <text:p text:style-name="P21"/>
      <text:p text:style-name="P22">Skills:</text:p>
      <text:list xml:id="list3242454939" text:style-name="L3">
        <text:list-item>
          <text:p text:style-name="P3">Ruby, Ruby on Rails, Javascript, Java, Bash scripting, SQL, HTML / CSS, and PHP</text:p>
        </text:list-item>
        <text:list-item>
          <text:p text:style-name="P3">Amazon Web Services, Linux / Unix based distros, DigitalOcean / Linode servers, Git</text:p>
        </text:list-item>
      </text:list>
      <text:p text:style-name="P4"/>
      <text:p text:style-name="P14">Projects:</text:p>
      <text:p text:style-name="P16"><text:s text:c="2"/><text:span text:style-name="T6">KubsCLI: </text:span><text:a xlink:type="simple" xlink:href="https://github.com/paramagicdev/kubs_cli" text:style-name="Internet_20_link" text:visited-style-name="Visited_20_Internet_20_Link"><text:span text:style-name="T6">Source Code</text:span></text:a></text:p>
      <text:list xml:id="list4172074768" text:style-name="L4">
        <text:list-item>
          <text:p text:style-name="P5"><text:span text:style-name="T9">Purpose</text:span><text:span text:style-name="T10">: </text:span>A CLI created in Ruby <text:span text:style-name="T10">in order to create a consistent development environment across multiple</text:span></text:p>
          <text:p text:style-name="P6">Ubuntu based machines.</text:p>
        </text:list-item>
        <text:list-item>
          <text:p text:style-name="P6"><text:span text:style-name="T7">Tools used</text:span>: Ruby, Minitest, Bundler, Git, Th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33:45.386563486</meta:creation-date>
    <dc:date>2019-08-31T18:25:32.404148303</dc:date>
    <meta:editing-duration>PT1M57S</meta:editing-duration>
    <meta:editing-cycles>1</meta:editing-cycles>
    <meta:document-statistic meta:table-count="0" meta:image-count="0" meta:object-count="0" meta:page-count="1" meta:paragraph-count="30" meta:word-count="225" meta:character-count="1542" meta:non-whitespace-character-count="1307"/>
    <meta:generator>LibreOffice/6.2.6.2$Linux_X86_64 LibreOffice_project/20$Build-2</meta:generator>
  </office:meta>
</office:document-meta>
</file>